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2"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3"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paragraph-rsid="000dd549" style:font-size-asian="14pt" style:font-style-asian="normal" style:font-weight-asian="normal" style:font-size-complex="14pt" style:font-style-complex="normal" style:font-weight-complex="normal"/>
    </style:style>
    <style:style style:name="P6" style:family="paragraph" style:parent-style-name="Standard">
      <style:paragraph-properties fo:margin-top="0cm" fo:margin-bottom="0cm" style:contextual-spacing="false" fo:text-align="justify" style:justify-single-word="false"/>
      <style:text-properties style:font-name="Segoe UI" fo:font-size="11pt" fo:font-weight="normal" style:font-size-asian="11pt" style:font-weight-asian="normal" style:font-size-complex="11pt" style:font-weight-complex="normal"/>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Segoe UI" fo:font-size="20pt" style:font-size-asian="20pt" style:font-size-complex="20pt"/>
    </style:style>
    <style:style style:name="P10" style:family="paragraph" style:parent-style-name="Standard">
      <style:paragraph-properties fo:text-align="justify" style:justify-single-word="false"/>
      <style:text-properties style:font-name="Segoe UI" fo:font-size="11pt" style:font-size-asian="11pt" style:font-size-complex="11pt"/>
    </style:style>
    <style:style style:name="P11" style:family="paragraph" style:parent-style-name="Standard">
      <style:paragraph-properties fo:line-height="100%"/>
      <style:text-properties style:font-name="Segoe UI" fo:font-size="11pt" style:font-size-asian="11pt" style:font-size-complex="11pt"/>
    </style:style>
    <style:style style:name="P12"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5"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tyle-asian="normal" style:font-style-complex="normal"/>
    </style:style>
    <style:style style:name="P16"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17"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18" style:family="paragraph" style:parent-style-name="Text_20_body" style:list-style-name="L2">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19"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paragraph-rsid="000ec726" style:font-style-asian="normal" style:font-style-complex="normal"/>
    </style:style>
    <style:style style:name="P20" style:family="paragraph" style:parent-style-name="Text_20_body">
      <style:paragraph-properties fo:margin-top="0cm" fo:margin-bottom="0cm" style:contextual-spacing="false" fo:line-height="100%" fo:text-align="justify" style:justify-single-word="false"/>
      <style:text-properties officeooo:paragraph-rsid="000ec72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dd549" style:font-weight-asian="bold" style:font-weight-complex="bold"/>
    </style:style>
    <style:style style:name="T4" style:family="text">
      <style:text-properties fo:font-weight="bold" officeooo:rsid="000ec726" style:font-weight-asian="bold" style:font-weight-complex="bold"/>
    </style:style>
    <style:style style:name="T5" style:family="text">
      <style:text-properties fo:font-weight="bold" officeooo:rsid="000dd549"/>
    </style:style>
    <style:style style:name="T6" style:family="text">
      <style:text-properties fo:font-weight="bold" officeooo:rsid="000ec726"/>
    </style:style>
    <style:style style:name="T7" style:family="text">
      <style:text-properties fo:font-variant="normal" fo:text-transform="none" fo:color="#428bca" style:text-line-through-style="none" fo:font-size="10.5pt" fo:letter-spacing="normal" fo:font-style="normal" style:text-underline-style="none" fo:font-weight="bold" style:text-blinking="false"/>
    </style:style>
    <style:style style:name="T8" style:family="text">
      <style:text-properties fo:font-variant="normal" fo:text-transform="none" fo:color="#333333" fo:font-size="10.5pt" fo:letter-spacing="normal"/>
    </style:style>
    <style:style style:name="T9"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33" style:font-name="Segoe UI" fo:font-size="10.5pt" fo:letter-spacing="normal" fo:font-style="normal" fo:font-weight="normal" style:font-style-asian="normal" style:font-style-complex="normal"/>
    </style:style>
    <style:style style:name="T11" style:family="text">
      <style:text-properties fo:font-variant="normal" fo:text-transform="none" fo:color="#333333" style:font-name="Segoe UI" fo:font-size="10.5pt" fo:letter-spacing="normal" fo:font-style="normal" fo:font-weight="normal" officeooo:rsid="000ec726" style:font-size-asian="10.5pt" style:font-style-asian="normal" style:font-weight-asian="normal" style:font-size-complex="10.5pt" style:font-style-complex="normal" style:font-weight-complex="normal"/>
    </style:style>
    <style:style style:name="T12" style:family="text">
      <style:text-properties fo:font-variant="normal" fo:text-transform="none" fo:color="#333333" style:font-name="Segoe UI" fo:font-size="10.5pt" fo:letter-spacing="normal" fo:font-style="normal" fo:font-weight="normal" officeooo:rsid="000ec726" style:font-size-asian="10.5pt" style:font-style-asian="normal" style:font-size-complex="10.5pt" style:font-style-complex="normal"/>
    </style:style>
    <style:style style:name="T13" style:family="text">
      <style:text-properties fo:color="#428bca" style:text-line-through-style="none" style:text-underline-style="none" style:text-blinking="false"/>
    </style:style>
    <style:style style:name="T14" style:family="text">
      <style:text-properties fo:font-style="italic" style:font-style-asian="italic" style:font-style-complex="italic"/>
    </style:style>
    <style:style style:name="T15" style:family="text">
      <style:text-properties officeooo:rsid="000dd549"/>
    </style:style>
    <style:style style:name="T16" style:family="text">
      <style:text-properties style:font-name="Segoe UI" fo:font-size="10.5pt" officeooo:rsid="000ec726" style:font-size-asian="10.5pt" style:font-size-complex="10.5pt"/>
    </style:style>
    <style:style style:name="T17" style:family="text">
      <style:text-properties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ui Cheng</text:p>
      <text:p text:style-name="P10"><text:span text:style-name="T2">Phone</text:span>: (+61) 421 347 129 <text:s/></text:p>
      <text:p text:style-name="P10"><text:span text:style-name="T2">Email</text:span>: <text:a xlink:type="simple" xlink:href="mailto:ktei2008@gmail.com">ktei2008@gmail.com</text:a></text:p>
      <text:p text:style-name="P10"><text:span text:style-name="T2">Address</text:span>: 6/8 Cottonwood Crescent Macquarie Park, Sydney 2113</text:p>
      <text:p text:style-name="P10"/>
      <text:p text:style-name="P13">Objective</text:p>
      <text:p text:style-name="P14">I love programming which always gives me fun and a sense of accomplishment. Therefore, I chose IT as my major and started my first part-time job in a small IT company. I enjoy the moment when my work is appreciated by end users because that shows my value of my professional skills. I believe the power of elegant application design as well as unit tests. I would love to work in a company which values good application framework, smooth user experience, tight and fluent teamwork and original creativity.</text:p>
      <text:p text:style-name="P12"/>
      <text:p text:style-name="P13">Experiences</text:p>
      <text:p text:style-name="P6"><text:a xlink:type="simple" xlink:href="http://www.ryarc.com/"><text:span text:style-name="Strong_20_Emphasis">Ryarc Technology Limited</text:span></text:a><text:span text:style-name="Strong_20_Emphasis"><text:span text:style-name="T7"> </text:span></text:span><text:span text:style-name="Emphasis"><text:span text:style-name="T8">Aug 2010 – Present (Full-time)</text:span></text:span></text:p>
      <text:p text:style-name="P7"><text:span text:style-name="Emphasis"><text:span text:style-name="T9">Ryarc is a company which develops digital signage software. Our main product is CampaignManager (CM). I started my career in this company as a member in the development team, working on CM version 3. By the year 2013, CM has advanced to version 6, to which, I've contributed my energy, knowledge and skills for more than 3 years. Most of the time, our development is based on .NET platform. </text:span></text:span><text:span text:style-name="Emphasis"><text:span text:style-name="T10">My main contribution to the product includes:</text:span></text:span></text:p>
      <text:list xml:id="list2010637617800433002" text:style-name="L1">
        <text:list-item>
          <text:p text:style-name="P16">Several key modules for CM client side such as Schedule, Searching, History, Upgrader, Task, Zusa, etc. (main technologies include WPF, WCF, Windows Service)</text:p>
        </text:list-item>
        <text:list-item>
          <text:p text:style-name="P16">CM-related products such as <text:a xlink:type="simple" xlink:href="http://www.ryarc.net/ryarcmobile">RyarcMobile</text:a><text:span text:style-name="T13"> </text:span>and <text:a xlink:type="simple" xlink:href="http://www.ryarc.net/deus">DEUS</text:a> (main technologies include ASP.NET MVC, HTML, CSS, JavaScript, AJAX)</text:p>
        </text:list-item>
        <text:list-item>
          <text:p text:style-name="P16">Daily bug fixing</text:p>
        </text:list-item>
        <text:list-item>
          <text:p text:style-name="P16">Code refactoring and optimization</text:p>
        </text:list-item>
        <text:list-item>
          <text:p text:style-name="P16">Build process design, scripting (main technologies include XML, InstallAware, MSBuild)</text:p>
        </text:list-item>
        <text:list-item>
          <text:p text:style-name="P16">Product localization</text:p>
        </text:list-item>
      </text:list>
      <text:p text:style-name="P1"/>
      <text:p text:style-name="P1"><text:span text:style-name="T2">Mapdata Interface</text:span> <text:span text:style-name="T14">Nov 2008 – Jun 2010 (Part-time)</text:span></text:p>
      <text:p text:style-name="P2">Mapdata Interface was a company focusing on providing car dealers with marketing strategy solutions. During the time I was working there, my main duties were:</text:p>
      <text:list xml:id="list5751327195382138691" text:style-name="L2">
        <text:list-item>
          <text:p text:style-name="P18">Working as a web developer who assisted the company to maintain and expand a website named Bizcard which helped users to sort out their customer relationships</text:p>
        </text:list-item>
        <text:list-item>
          <text:p text:style-name="P18">Using SQL database to generate sales analysis reports for car dealers, as well as visual data presented as maps</text:p>
        </text:list-item>
      </text:list>
      <text:p text:style-name="P2"/>
      <text:p text:style-name="P19"><text:span text:style-name="T4">Off Work</text:span></text:p>
      <text:p text:style-name="P20"><text:span text:style-name="T11">My enthusiasm of programming does not stop after work. I'm also one of the main developers of </text:span><text:a xlink:type="simple" xlink:href="http://www.themakeupsocial.com/"><text:span text:style-name="T16">http://www.themakeupsocial.com</text:span></text:a><text:span text:style-name="T16">, which serves as a social beauty sharing network for women.</text:span><text:span text:style-name="T12"> We build this website using PHP (laravel framework) + MySQL for back-end and bootstrap 3 + jQuery + KnockoutJS for front-end. In the meantime, I'm spending some of my leisure time building Android client app for this website, not because I want to earn any profit, just simply because I love programming.</text:span></text:p>
      <text:p text:style-name="P20"><text:span text:style-name="T12"/></text:p>
      <text:p text:style-name="P20"><text:span text:style-name="T12">I'm also a main developer who built </text:span><text:a xlink:type="simple" xlink:href="http://tracksift.com/">http://tracksift.com</text:a><text:span text:style-name="T12"> (I'm not the owner of this site). This website is <text:s/>backed up by PHP (laravel framework) and KnockoutJS. It allows users (mostly DJs) to upload their song tracks using Soundcloud API and discuss about their songs.</text:span></text:p>
      <text:p text:style-name="P15"><text:soft-page-break/><text:span text:style-name="T17">Education</text:span></text:p>
      <text:p text:style-name="P3"><text:span text:style-name="T1">University of New South Wales</text:span> <text:span text:style-name="T14">(2008 – 2010)</text:span></text:p>
      <text:p text:style-name="P4">Degree: Master of Information Technology</text:p>
      <text:p text:style-name="P4">Academic Performance: Distinction</text:p>
      <text:p text:style-name="P4"/>
      <text:p text:style-name="P8">Skills</text:p>
      <text:p text:style-name="P3">Strongly typed languages: <text:span text:style-name="T1">C#, Java</text:span></text:p>
      <text:p text:style-name="P3">Weakly typed languages: <text:span text:style-name="T1">PHP, Ruby, JavaScript </text:span><text:span text:style-name="T6">(including CoffeeScript)</text:span></text:p>
      <text:p text:style-name="P5"><text:span text:style-name="T15">Mobile development: </text:span><text:span text:style-name="T3">Android</text:span></text:p>
      <text:p text:style-name="P3">Desktop development: <text:span text:style-name="T1">WPF </text:span><text:span text:style-name="T5">(</text:span><text:span text:style-name="T1">MVVM pattern</text:span><text:span text:style-name="T5">)</text:span></text:p>
      <text:p text:style-name="P3">Web back-end development: <text:span text:style-name="T1">PHP (Laravel), Ruby on Rails, Sinatra, ASP.NET MVC</text:span></text:p>
      <text:p text:style-name="P3">Web front-end development: <text:span text:style-name="T1">HTML, jQuery, AngularJS, KnockoutJS, CSS, LESS, SCSS</text:span></text:p>
      <text:p text:style-name="P3">Database: <text:span text:style-name="T1">MS SQL Server, MySQL, SQLite, MongoDB</text:span></text:p>
      <text:p text:style-name="P3">Unit testing: <text:span text:style-name="T1">PHP Unit Testing Framework, PHP Mockery, Nunit</text:span></text:p>
      <text:p text:style-name="P3">Version control: <text:span text:style-name="T1">Git, TFS</text:span></text:p>
      <text:p text:style-name="P3"/>
      <text:p text:style-name="P8">References</text:p>
      <text:p text:style-name="P3">References available upon reques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Cheng</meta:initial-creator>
    <meta:creation-date>2013-10-29T18:46:09.37</meta:creation-date>
    <dc:date>2014-04-11T14:22:37.88</dc:date>
    <meta:editing-duration>PT1H6M19S</meta:editing-duration>
    <meta:editing-cycles>24</meta:editing-cycles>
    <meta:generator>LibreOffice/4.0.0.3$Windows_x86 LibreOffice_project/7545bee9c2a0782548772a21bc84a9dcc583b89</meta:generator>
    <meta:document-statistic meta:table-count="0" meta:image-count="0" meta:object-count="0" meta:page-count="2" meta:paragraph-count="38" meta:word-count="543" meta:character-count="3446" meta:non-whitespace-character-count="2943"/>
  </office:meta>
</office:document-meta>
</file>